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4.898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1.029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3.806cm" svg:x="1.952cm" svg:y="4.81cm">
          <draw:text-box>
            <text:p>/* task */</text:p>
            <text:p>struct task {</text:p>
            <text:p><text:s text:c="4"/>// header</text:p>
            <text:p><text:s text:c="4"/>// payload</text:p>
            <text:p>};</text:p>
          </draw:text-box>
        </draw:frame>
        <draw:custom-shape draw:style-name="gr2" draw:text-style-name="P2" draw:layer="layout" svg:width="5.398cm" svg:height="8.255cm" svg:x="7.667cm" svg:y="4.81cm">
          <text:p text:style-name="P2">Task</text:p>
          <text:p text:style-name="P2">Par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715cm" svg:y1="6.398cm" svg:x2="7.667cm" svg:y2="6.398cm">
          <text:p/>
        </draw:line>
        <draw:frame draw:style-name="gr4" draw:text-style-name="P1" draw:layer="layout" svg:width="5.715cm" svg:height="1.279cm" svg:x="14.017cm" svg:y="8.293cm">
          <draw:text-box>
            <text:p>uint32_t command</text:p>
          </draw:text-box>
        </draw:frame>
        <draw:line draw:style-name="gr3" draw:text-style-name="P3" draw:layer="layout" svg:x1="13.065cm" svg:y1="8.937cm" svg:x2="14.017cm" svg:y2="8.937cm">
          <text:p/>
        </draw:line>
        <draw:frame draw:style-name="gr5" draw:text-style-name="P1" draw:layer="layout" svg:width="4.763cm" svg:height="3.806cm" svg:x="1.952cm" svg:y="9.255cm">
          <draw:text-box>
            <text:p>/* response */</text:p>
            <text:p>struct task {</text:p>
            <text:p><text:s text:c="4"/>// header</text:p>
            <text:p><text:s text:c="4"/>// payload</text:p>
            <text:p>};</text:p>
          </draw:text-box>
        </draw:frame>
        <draw:line draw:style-name="gr3" draw:text-style-name="P3" draw:layer="layout" svg:x1="6.715cm" svg:y1="11.16cm" svg:x2="7.667cm" svg:y2="11.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6:23.177462797</meta:creation-date>
    <dc:date>2023-12-10T20:14:29.605106118</dc:date>
    <meta:editing-duration>PT14M45S</meta:editing-duration>
    <meta:editing-cycles>2</meta:editing-cycles>
    <meta:generator>LibreOffice/7.6.4.1$Linux_X86_64 LibreOffice_project/60$Build-1</meta:generator>
    <meta:document-statistic meta:object-count="7"/>
  </office:meta>
</office:document-meta>
</file>